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2a6099" draw:marker-start-width="0.432cm" draw:marker-end-width="0.432cm" draw:fill-color="#aad5ff" draw:textarea-horizontal-align="justify" draw:textarea-vertical-align="middle" draw:auto-grow-height="false" fo:min-height="1.553cm" fo:min-width="3.504cm" fo:padding-top="0.026cm" fo:padding-bottom="0.026cm" fo:padding-left="0.026cm" fo:padding-right="0.026cm"/>
    </style:style>
    <style:style style:name="gr2" style:family="graphic" style:parent-style-name="standard">
      <style:graphic-properties svg:stroke-width="0.053cm" svg:stroke-color="#2a6099" draw:marker-start-width="0.432cm" draw:marker-end-width="0.432cm" draw:fill-color="#aad5ff" draw:textarea-horizontal-align="justify" draw:textarea-vertical-align="middle" draw:auto-grow-height="false" fo:min-height="1.103cm" fo:min-width="2.735cm" fo:padding-top="0.026cm" fo:padding-bottom="0.026cm" fo:padding-left="0.026cm" fo:padding-right="0.026cm"/>
    </style:style>
    <style:style style:name="gr3" style:family="graphic" style:parent-style-name="standard">
      <style:graphic-properties svg:stroke-width="0.053cm" svg:stroke-color="#2a6099" draw:marker-start-width="0.432cm" draw:marker-end-width="0.432cm" draw:fill-color="#aad5ff" draw:textarea-horizontal-align="justify" draw:textarea-vertical-align="middle" draw:auto-grow-height="false" fo:min-height="1.065cm" fo:min-width="2.127cm" fo:padding-top="0.026cm" fo:padding-bottom="0.026cm" fo:padding-left="0.026cm" fo:padding-right="0.026cm"/>
    </style:style>
    <style:style style:name="gr4" style:family="graphic" style:parent-style-name="standard">
      <style:graphic-properties svg:stroke-width="0.053cm" svg:stroke-color="#2a6099" draw:marker-start-width="0.432cm" draw:marker-end-width="0.432cm" draw:fill-color="#aad5ff" draw:textarea-horizontal-align="justify" draw:textarea-vertical-align="middle" draw:auto-grow-height="false" fo:min-height="1.222cm" fo:min-width="2.45cm" fo:padding-top="0.026cm" fo:padding-bottom="0.026cm" fo:padding-left="0.026cm" fo:padding-right="0.026cm"/>
    </style:style>
    <style:style style:name="gr5" style:family="graphic" style:parent-style-name="standard">
      <style:graphic-properties svg:stroke-width="0.053cm" svg:stroke-color="#2a6099" draw:marker-start-width="0.432cm" draw:marker-end-width="0.432cm" draw:fill-color="#aad5ff" draw:textarea-horizontal-align="justify" draw:textarea-vertical-align="middle" draw:auto-grow-height="false" fo:min-height="1.066cm" fo:min-width="3.504cm" fo:padding-top="0.026cm" fo:padding-bottom="0.026cm" fo:padding-left="0.026cm" fo:padding-right="0.026cm"/>
    </style:style>
    <style:style style:name="gr6" style:family="graphic" style:parent-style-name="standard">
      <style:graphic-properties svg:stroke-width="0.053cm" svg:stroke-color="#2a6099" draw:marker-start-width="0.432cm" draw:marker-end-width="0.432cm" draw:fill-color="#aad5ff" draw:textarea-horizontal-align="justify" draw:textarea-vertical-align="middle" draw:auto-grow-height="false" fo:min-height="0.963cm" fo:min-width="2.195cm" fo:padding-top="0.026cm" fo:padding-bottom="0.026cm" fo:padding-left="0.026cm" fo:padding-right="0.026cm"/>
    </style:style>
    <style:style style:name="gr7" style:family="graphic" style:parent-style-name="standard">
      <style:graphic-properties svg:stroke-width="0.053cm" svg:stroke-color="#2a6099" draw:marker-start-width="0.432cm" draw:marker-end-width="0.432cm" draw:fill-color="#aad5ff" draw:textarea-horizontal-align="justify" draw:textarea-vertical-align="middle" draw:auto-grow-height="false" fo:min-height="1.027cm" fo:min-width="2.339cm" fo:padding-top="0.026cm" fo:padding-bottom="0.026cm" fo:padding-left="0.026cm" fo:padding-right="0.026cm"/>
    </style:style>
    <style:style style:name="gr8" style:family="graphic" style:parent-style-name="standard">
      <style:graphic-properties svg:stroke-width="0.053cm" svg:stroke-color="#2a6099" draw:marker-start-width="0.432cm" draw:marker-end-width="0.432cm" draw:fill-color="#aad5ff" draw:textarea-horizontal-align="justify" draw:textarea-vertical-align="middle" draw:auto-grow-height="false" fo:min-height="1.098cm" fo:min-width="3.085cm" fo:padding-top="0.026cm" fo:padding-bottom="0.026cm" fo:padding-left="0.026cm" fo:padding-right="0.026cm"/>
    </style:style>
    <style:style style:name="gr9" style:family="graphic" style:parent-style-name="standard">
      <style:graphic-properties svg:stroke-width="0.053cm" svg:stroke-color="#2a6099" draw:marker-start-width="0.432cm" draw:marker-end-width="0.432cm" draw:fill-color="#aad5ff" draw:textarea-horizontal-align="justify" draw:textarea-vertical-align="middle" draw:auto-grow-height="false" fo:min-height="0.986cm" fo:min-width="2.306cm" fo:padding-top="0.026cm" fo:padding-bottom="0.026cm" fo:padding-left="0.026cm" fo:padding-right="0.026cm"/>
    </style:style>
    <style:style style:name="gr10" style:family="graphic" style:parent-style-name="standard">
      <style:graphic-properties svg:stroke-width="0.053cm" svg:stroke-color="#2a6099" draw:marker-start-width="0.432cm" draw:marker-end-width="0.432cm" draw:fill-color="#aad5ff" draw:textarea-horizontal-align="justify" draw:textarea-vertical-align="middle" draw:auto-grow-height="false" fo:min-height="1.006cm" fo:min-width="2.295cm" fo:padding-top="0.026cm" fo:padding-bottom="0.026cm" fo:padding-left="0.026cm" fo:padding-right="0.026cm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solid" draw:stroke-dash="Ultrafine_20_Dashed" svg:stroke-width="0.081cm" svg:stroke-color="#8d281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draw:stroke="solid" draw:stroke-dash="Ultrafine_20_Dashed" svg:stroke-width="0.081cm" svg:stroke-color="#8d281e" draw:marker-start-width="0.321cm" draw:marker-end-width="0.321cm" draw:fill="solid" draw:textarea-vertical-align="middle" fo:padding-top="0.165cm" fo:padding-bottom="0.165cm" fo:padding-left="0.29cm" fo:padding-right="0.29cm" draw:start-line-spacing-vertical="2cm"/>
    </style:style>
    <style:style style:name="gr14" style:family="graphic" style:parent-style-name="standard">
      <style:graphic-properties svg:stroke-width="0.053cm" svg:stroke-color="#2a6099" draw:marker-start-width="0.432cm" draw:marker-end-width="0.432cm" draw:fill-color="#aad5ff" draw:textarea-horizontal-align="justify" draw:textarea-vertical-align="middle" draw:auto-grow-height="false" fo:min-height="1.304cm" fo:min-width="2.83cm" fo:padding-top="0.026cm" fo:padding-bottom="0.026cm" fo:padding-left="0.026cm" fo:padding-right="0.026cm"/>
    </style:style>
    <style:style style:name="gr15" style:family="graphic" style:parent-style-name="standard">
      <style:graphic-properties svg:stroke-width="0.053cm" svg:stroke-color="#2a6099" draw:marker-start-width="0.432cm" draw:marker-end-width="0.432cm" draw:fill-color="#aad5ff" draw:textarea-horizontal-align="justify" draw:textarea-vertical-align="middle" draw:auto-grow-height="false" fo:min-height="1.553cm" fo:min-width="2.717cm" fo:padding-top="0.026cm" fo:padding-bottom="0.026cm" fo:padding-left="0.026cm" fo:padding-right="0.026cm"/>
    </style:style>
    <style:style style:name="P1" style:family="paragraph">
      <style:paragraph-properties fo:text-align="center"/>
      <style:text-properties fo:font-size="16pt" fo:font-weight="normal" style:font-weight-asian="normal" style:font-weight-complex="normal"/>
    </style:style>
    <style:style style:name="P2" style:family="paragraph">
      <loext:graphic-properties draw:fill-color="#aad5ff"/>
      <style:paragraph-properties fo:text-align="center"/>
      <style:text-properties style:font-name="Arial" fo:font-size="16pt" fo:font-weight="normal" style:font-weight-asian="normal" style:font-weight-complex="normal"/>
    </style:style>
    <style:style style:name="P3" style:family="paragraph">
      <style:paragraph-properties fo:text-align="center"/>
      <style:text-properties fo:font-size="16pt"/>
    </style:style>
    <style:style style:name="P4" style:family="paragraph">
      <style:paragraph-properties fo:text-align="center"/>
      <style:text-properties fo:background-color="#ffdbb6"/>
    </style:style>
    <style:style style:name="P5" style:family="paragraph">
      <loext:graphic-properties draw:fill="solid"/>
      <style:paragraph-properties fo:text-align="center"/>
      <style:text-properties fo:background-color="#ffdbb6"/>
    </style:style>
    <style:style style:name="P6" style:family="paragraph">
      <style:paragraph-properties fo:margin-top="0cm" fo:margin-bottom="0cm" fo:text-align="center"/>
      <style:text-properties fo:background-color="#ffdbb6"/>
    </style:style>
    <style:style style:name="P7" style:family="paragraph">
      <style:paragraph-properties fo:text-align="center"/>
      <style:text-properties fo:color="#000000" fo:font-weight="bold" fo:background-color="#ffd8ce" style:font-weight-asian="bold" style:font-weight-complex="bold"/>
    </style:style>
    <style:style style:name="P8" style:family="paragraph">
      <loext:graphic-properties draw:fill="solid"/>
      <style:paragraph-properties fo:text-align="center"/>
      <style:text-properties fo:color="#000000" fo:font-weight="bold" fo:background-color="#ffd8ce" style:font-weight-asian="bold" style:font-weight-complex="bold"/>
    </style:style>
    <style:style style:name="P9" style:family="paragraph">
      <style:paragraph-properties fo:text-align="center"/>
    </style:style>
    <style:style style:name="T1" style:family="text">
      <style:text-properties style:font-name="Arial" fo:font-weight="normal" style:font-size-asian="14pt" style:font-weight-asian="normal" style:font-size-complex="16pt" style:font-weight-complex="normal"/>
    </style:style>
    <style:style style:name="T2" style:family="text">
      <style:text-properties style:font-name="Arial" fo:font-size="16pt" fo:font-weight="normal" style:font-size-asian="12pt" style:font-weight-asian="normal" style:font-size-complex="14pt" style:font-weight-complex="normal"/>
    </style:style>
    <style:style style:name="T3" style:family="text">
      <style:text-properties style:font-name="Arial" fo:font-weight="normal" style:font-size-asian="12pt" style:font-weight-asian="normal" style:font-size-complex="14pt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background-color="#ffdbb6"/>
    </style:style>
    <style:style style:name="T6" style:family="text">
      <style:text-properties fo:color="#000000" fo:font-weight="bold" fo:background-color="#ffd8ce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Forme1" draw:style-name="gr1" draw:text-style-name="P2" xml:id="id2" draw:id="id2" draw:layer="layout" svg:width="5.028cm" svg:height="2.269cm" svg:x="6.302cm" svg:y="5.004cm">
          <text:p text:style-name="P1"><text:span text:style-name="T1">Imprimante 3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e1" draw:style-name="gr2" draw:text-style-name="P2" xml:id="id5" draw:id="id5" draw:layer="layout" svg:width="3.939cm" svg:height="1.631cm" svg:x="12.969cm" svg:y="6.851cm">
          <text:p text:style-name="P3"><text:span text:style-name="T2">Mainten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e1" draw:style-name="gr3" draw:text-style-name="P2" xml:id="id3" draw:id="id3" draw:layer="layout" svg:width="3.081cm" svg:height="1.579cm" svg:x="10.025cm" svg:y="0.38cm">
          <text:p text:style-name="P3"><text:span text:style-name="T3">Objet 3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e1" draw:style-name="gr4" draw:text-style-name="P2" xml:id="id1" draw:id="id1" draw:layer="layout" svg:width="3.536cm" svg:height="1.8cm" svg:x="5.609cm" svg:y="0.93cm">
          <text:p text:style-name="P3"><text:span text:style-name="T3">Utilis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e1" draw:style-name="gr5" draw:text-style-name="P2" xml:id="id7" draw:id="id7" draw:layer="layout" svg:width="5.028cm" svg:height="1.58cm" svg:x="1.408cm" svg:y="3.026cm">
          <text:p text:style-name="P3"><text:span text:style-name="T4">Environn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e1" draw:style-name="gr6" draw:text-style-name="P2" xml:id="id9" draw:id="id9" draw:layer="layout" svg:width="3.177cm" svg:height="1.433cm" svg:x="0.991cm" svg:y="4.944cm">
          <text:p text:style-name="P3"><text:span text:style-name="T3">I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e1" draw:style-name="gr7" draw:text-style-name="P2" xml:id="id8" draw:id="id8" draw:layer="layout" svg:width="3.381cm" svg:height="1.525cm" svg:x="11.179cm" svg:y="8.765cm">
          <text:p text:style-name="P3"><text:span text:style-name="T2">Sécurit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e1" draw:style-name="gr8" draw:text-style-name="P2" xml:id="id4" draw:id="id4" draw:layer="layout" svg:width="4.435cm" svg:height="1.624cm" svg:x="13.022cm" svg:y="2.262cm">
          <text:p text:style-name="P3"><text:span text:style-name="T3">Ordin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e1" draw:style-name="gr9" draw:text-style-name="P2" xml:id="id10" draw:id="id10" draw:layer="layout" svg:width="3.334cm" svg:height="1.466cm" svg:x="2.469cm" svg:y="8.764cm">
          <text:p text:style-name="P3"><text:span text:style-name="T4">Énerg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e1" draw:style-name="gr10" draw:text-style-name="P2" xml:id="id6" draw:id="id6" draw:layer="layout" svg:width="3.317cm" svg:height="1.496cm" svg:x="7.382cm" svg:y="8.979cm">
          <text:p text:style-name="P3"><text:span text:style-name="T2">Budg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line" svg:x1="7.377cm" svg:y1="2.73cm" svg:x2="8.816cm" svg:y2="5.004cm" draw:start-shape="id1" draw:start-glue-point="8" draw:end-shape="id2" draw:end-glue-point="4" svg:d="M7377 2730l1439 2274" svg:viewBox="0 0 1440 2275">
          <text:p text:style-name="P4"><text:span text:style-name="T5">FC1 </text:span></text:p>
        </draw:connector>
        <draw:connector draw:style-name="gr11" draw:text-style-name="P5" draw:layer="layout" draw:type="line" svg:x1="11.566cm" svg:y1="1.959cm" svg:x2="10.594cm" svg:y2="5.336cm" draw:start-shape="id3" draw:start-glue-point="8" draw:end-shape="id2" draw:end-glue-point="11" svg:d="M11566 1959l-972 3377" svg:viewBox="0 0 973 3378">
          <text:p text:style-name="P6"><text:span text:style-name="T5">FC2</text:span></text:p>
          <text:p text:style-name="P6"><text:span text:style-name="T5"/></text:p>
        </draw:connector>
        <draw:connector draw:style-name="gr11" draw:text-style-name="P5" draw:layer="layout" draw:type="line" svg:x1="13.671cm" svg:y1="3.649cm" svg:x2="11.33cm" svg:y2="6.139cm" draw:start-shape="id4" draw:start-glue-point="7" draw:end-shape="id2" draw:end-glue-point="10" svg:d="M13671 3649l-2341 2490" svg:viewBox="0 0 2342 2491">
          <text:p text:style-name="P4"><text:span text:style-name="T5">FC3</text:span></text:p>
        </draw:connector>
        <draw:connector draw:style-name="gr11" draw:text-style-name="P5" draw:layer="layout" draw:type="line" svg:x1="12.969cm" svg:y1="7.667cm" svg:x2="10.594cm" svg:y2="6.941cm" draw:start-shape="id5" draw:start-glue-point="6" draw:end-shape="id2" draw:end-glue-point="9" svg:d="M12969 7667l-2375-726" svg:viewBox="0 0 2376 727">
          <text:p text:style-name="P4"><text:span text:style-name="T5">FC7</text:span></text:p>
        </draw:connector>
        <draw:connector draw:style-name="gr11" draw:text-style-name="P5" draw:layer="layout" draw:type="line" svg:x1="9.041cm" svg:y1="8.979cm" svg:x2="8.816cm" svg:y2="7.273cm" draw:start-shape="id6" draw:start-glue-point="4" draw:end-shape="id2" draw:end-glue-point="8" svg:d="M9041 8979l-225-1706" svg:viewBox="0 0 226 1707">
          <text:p text:style-name="P4"><text:span text:style-name="T5">FC10</text:span></text:p>
        </draw:connector>
        <draw:connector draw:style-name="gr11" draw:text-style-name="P5" draw:layer="layout" draw:type="line" svg:x1="7.038cm" svg:y1="5.336cm" svg:x2="5.7cm" svg:y2="4.375cm" draw:start-shape="id2" draw:start-glue-point="5" draw:end-shape="id7" draw:end-glue-point="9" svg:d="M7038 5336l-1338-961" svg:viewBox="0 0 1339 962">
          <text:p text:style-name="P4"><text:span text:style-name="T5">FC4</text:span></text:p>
        </draw:connector>
        <draw:connector draw:style-name="gr11" draw:text-style-name="P5" draw:layer="layout" draw:type="line" svg:x1="11.674cm" svg:y1="8.988cm" svg:x2="10.594cm" svg:y2="6.941cm" draw:start-shape="id8" draw:start-glue-point="5" draw:end-shape="id2" draw:end-glue-point="9" svg:d="M11674 8988l-1080-2047" svg:viewBox="0 0 1081 2048">
          <text:p text:style-name="P4"><text:span text:style-name="T5"/></text:p>
          <text:p text:style-name="P4"><text:span text:style-name="T5">FC9</text:span></text:p>
        </draw:connector>
        <draw:connector draw:style-name="gr11" draw:text-style-name="P5" draw:layer="layout" draw:type="line" svg:x1="6.302cm" svg:y1="6.139cm" svg:x2="4.168cm" svg:y2="5.661cm" draw:start-shape="id2" draw:start-glue-point="6" draw:end-shape="id9" draw:end-glue-point="10" svg:d="M6302 6139l-2134-478" svg:viewBox="0 0 2135 479">
          <text:p text:style-name="P4"><text:span text:style-name="T5">FC5</text:span></text:p>
        </draw:connector>
        <draw:connector draw:style-name="gr12" draw:text-style-name="P8" draw:layer="layout" draw:type="curve" draw:line-skew="2.018cm" svg:x1="8.628cm" svg:y1="2.467cm" svg:x2="10.476cm" svg:y2="1.728cm" draw:start-shape="id1" draw:start-glue-point="9" draw:end-shape="id3" draw:end-glue-point="7" svg:d="M8628 2467c0 4210 1848 4580 1848-739" svg:viewBox="0 0 1849 3945">
          <text:p text:style-name="P7"><text:span text:style-name="T6">FP1</text:span></text:p>
        </draw:connector>
        <draw:connector draw:style-name="gr13" draw:text-style-name="P8" draw:layer="layout" draw:type="curve" draw:line-skew="0.626cm" svg:x1="8.628cm" svg:y1="2.467cm" svg:x2="13.671cm" svg:y2="3.649cm" draw:start-shape="id1" draw:start-glue-point="9" draw:end-shape="id4" draw:end-glue-point="7" svg:d="M8628 2467c0 4372 5043 3781 5043 1182" svg:viewBox="0 0 5044 3211">
          <text:p text:style-name="P7"><text:span text:style-name="T6">FP2</text:span></text:p>
        </draw:connector>
        <draw:connector draw:style-name="gr11" draw:text-style-name="P5" draw:layer="layout" draw:type="line" svg:x1="5.315cm" svg:y1="8.978cm" svg:x2="8.816cm" svg:y2="7.273cm" draw:start-shape="id10" draw:start-glue-point="11" svg:d="M5315 8978l3501-1705" svg:viewBox="0 0 3502 1706">
          <text:p text:style-name="P9"><text:span text:style-name="T5">FC11</text:span></text:p>
        </draw:connector>
        <draw:custom-shape draw:name="Forme1" draw:style-name="gr14" draw:text-style-name="P2" xml:id="id11" draw:id="id11" draw:layer="layout" svg:width="4.074cm" svg:height="1.916cm" svg:x="0.341cm" svg:y="6.659cm">
          <text:p text:style-name="P3"><text:span text:style-name="T2">Mode </text:span></text:p>
          <text:p text:style-name="P3"><text:span text:style-name="T2">d’emplo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line" svg:x1="4.415cm" svg:y1="7.617cm" svg:x2="7.038cm" svg:y2="6.941cm" draw:start-shape="id11" draw:start-glue-point="10" draw:end-shape="id2" draw:end-glue-point="7" svg:d="M4415 7617l2623-676" svg:viewBox="0 0 2624 677">
          <text:p text:style-name="P4"><text:span text:style-name="T5">FC8</text:span></text:p>
        </draw:connector>
        <draw:custom-shape draw:name="Forme1" draw:style-name="gr15" draw:text-style-name="P2" xml:id="id12" draw:id="id12" draw:layer="layout" svg:width="3.915cm" svg:height="2.269cm" svg:x="13.653cm" svg:y="4.266cm">
          <text:p text:style-name="P3"><text:span text:style-name="T2">Matières </text:span></text:p>
          <text:p text:style-name="P3"><text:span text:style-name="T2">premiè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line" svg:x1="13.653cm" svg:y1="5.401cm" svg:x2="11.33cm" svg:y2="6.139cm" draw:start-shape="id12" draw:start-glue-point="6" draw:end-shape="id2" draw:end-glue-point="10" svg:d="M13653 5401l-2323 738" svg:viewBox="0 0 2324 739">
          <text:p text:style-name="P9"><text:span text:style-name="T5"/></text:p>
          <text:p text:style-name="P9"><text:span text:style-name="T5">FC6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lik ENNIAFA</meta:initial-creator>
    <meta:creation-date>2019-07-19T17:20:44.699000000</meta:creation-date>
    <dc:date>2019-07-19T18:13:19.848000000</dc:date>
    <dc:creator>Malik ENNIAFA</dc:creator>
    <meta:editing-duration>PT52M24S</meta:editing-duration>
    <meta:editing-cycles>20</meta:editing-cycles>
    <meta:generator>LibreOffice/6.2.4.2$Windows_X86_64 LibreOffice_project/2412653d852ce75f65fbfa83fb7e7b669a126d64</meta:generator>
    <meta:document-statistic meta:object-count="25"/>
  </office:meta>
</office:document-meta>
</file>